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2C000000E4C36C7FCA.png" manifest:media-type="image/png"/>
  <manifest:file-entry manifest:full-path="Pictures/100000000000093A0000019702AC158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7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8.85cm" svg:height="17cm" svg:x="1.05cm" svg:y="2.012cm">
          <text:p text:style-name="P1"><text:span text:style-name="T1">Karte</text:span></text:p>
        </draw:rect>
        <draw:frame draw:style-name="gr2" draw:text-style-name="P3" draw:layer="layout" svg:width="3.616cm" svg:height="0.806cm" svg:x="0.8cm" svg:y="19.229cm">
          <draw:text-box>
            <text:p><text:span text:style-name="T2">Legende</text:span></text:p>
          </draw:text-box>
        </draw:frame>
        <draw:frame draw:style-name="gr3" draw:text-style-name="P1" draw:layer="layout" svg:width="4.001cm" svg:height="0.765cm" svg:x="15.928cm" svg:y="0.741cm">
          <draw:image xlink:href="Pictures/100000000000093A0000019702AC158C.jpg" xlink:type="simple" xlink:show="embed" xlink:actuate="onLoad">
            <text:p/>
          </draw:image>
        </draw:frame>
        <draw:frame draw:style-name="gr3" draw:text-style-name="P1" draw:layer="layout" svg:width="2.906cm" svg:height="2.098cm" svg:x="17.7cm" svg:y="27.012cm">
          <draw:image xlink:href="Pictures/100000000000012C000000E4C36C7F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.01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1-04-19T11:50:19</dc:date>
    <dc:creator>Armin Retterath</dc:creator>
    <meta:editing-duration>PT07H48M43S</meta:editing-duration>
    <meta:editing-cycles>56</meta:editing-cycles>
    <meta:generator>LibreOffice/3.5$Linux_x86 LibreOffice_project/350m1$Build-2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